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7000000B7C2AEAB45028CFB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241cm" svg:x="0.001cm" svg:y="0.359cm">
          <draw:image xlink:href="Pictures/1000000000000287000000B7C2AEAB45028CFB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5T15:42:11.327000000</dc:date>
    <meta:editing-duration>PT2M25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